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07776f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5pt" style:font-size-asian="15pt" style:font-size-complex="15pt"/>
    </style:style>
    <style:style style:name="P4" style:family="paragraph" style:parent-style-name="Standard">
      <style:text-properties style:font-name="Verdana" fo:font-size="10pt" fo:language="es" fo:country="ES" officeooo:rsid="00091d64" officeooo:paragraph-rsid="00091d64" style:font-size-asian="10pt" style:font-size-complex="10pt"/>
    </style:style>
    <style:style style:name="P5" style:family="paragraph" style:parent-style-name="Standard">
      <style:text-properties style:font-name="Verdana" fo:font-size="10pt" fo:language="es" fo:country="ES" officeooo:rsid="00091d64" officeooo:paragraph-rsid="00091d64" style:font-size-asian="10pt" style:font-size-complex="10pt"/>
    </style:style>
    <style:style style:name="P6" style:family="paragraph" style:parent-style-name="Standard">
      <style:text-properties style:font-name="Verdana" fo:font-size="10pt" fo:language="es" fo:country="ES" officeooo:rsid="000ae1e4" officeooo:paragraph-rsid="000ae1e4" style:font-size-asian="10pt" style:font-size-complex="10pt"/>
    </style:style>
    <style:style style:name="P7" style:family="paragraph" style:parent-style-name="Standard">
      <style:text-properties style:font-name="Verdana" fo:font-size="12pt" fo:language="es" fo:country="ES" officeooo:rsid="000ae1e4" officeooo:paragraph-rsid="000ae1e4" style:font-size-asian="12pt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language="es" fo:country="ES" officeooo:rsid="0007776f" style:font-size-asian="10pt" style:font-size-complex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officeooo:rsid="000a2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urso: </text:span><text:a xlink:type="simple" xlink:href="https://www.udemy.com/course/iniciacion-al-marketing-en-redes-sociales/learn/lecture/30799862?start=0#overview" text:style-name="Internet_20_link" text:visited-style-name="Visited_20_Internet_20_Link"><text:span text:style-name="T3">Iniciación al Marketing en Redes Sociales | Udemy</text:span></text:a><text:span text:style-name="T1"> </text:span></text:p>
      <text:p text:style-name="P2"/>
      <text:p text:style-name="P2"/>
      <text:p text:style-name="P3">Iniciación al Marketing en Redes Sociales</text:p>
      <text:p text:style-name="P2"/>
      <text:p text:style-name="P4">El Community Manager, es la persona responsable de la gestión online de una empresa.</text:p>
      <text:p text:style-name="P4">- Ejecutor material de la estrategia.</text:p>
      <text:p text:style-name="P4">- Persona con altas habilidades sociales.</text:p>
      <text:p text:style-name="P4">- Interactúa con el comprador.</text:p>
      <text:p text:style-name="P4">- Capacidad para gestionar éxitos y fracasos.</text:p>
      <text:p text:style-name="P4">- Maneja la reputación online.</text:p>
      <text:p text:style-name="P4"/>
      <text:p text:style-name="P4">- <text:span text:style-name="T4">Habilidades relacionales con proveedores, clientes, etc.</text:span></text:p>
      <text:p text:style-name="P4">- <text:span text:style-name="T4">Entender las implicaciones legales de las actuaciones online.</text:span></text:p>
      <text:p text:style-name="P4">- <text:span text:style-name="T4">SEO para social media: Tener en cuenta las acciones en cara al posicionamiento.</text:span></text:p>
      <text:p text:style-name="P4">- <text:span text:style-name="T4">Analítica web, enfocada al social media.</text:span></text:p>
      <text:p text:style-name="P4">- <text:span text:style-name="T4">Seguridad online y cuidado al cibercrimen.</text:span></text:p>
      <text:p text:style-name="P4"/>
      <text:p text:style-name="P4"/>
      <text:p text:style-name="P7">Líneas editoriales</text:p>
      <text:p text:style-name="P6"/>
      <text:p text:style-name="P6">Pensar que lineas editoriales o grupos sobre temáticas de cosas para publicar… como: Novedades, curiosidades, información, etc, y crear contenido para cada una de ellas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13:11:13.191000000</meta:creation-date>
    <dc:date>2022-10-23T20:45:37.064000000</dc:date>
    <meta:editing-duration>PT58M53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129" meta:character-count="840" meta:non-whitespace-character-count="725"/>
  </office:meta>
</office:document-meta>
</file>